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text-properties officeooo:rsid="000db710" officeooo:paragraph-rsid="00169318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>
      <style:text-properties officeooo:rsid="000cf989" officeooo:paragraph-rsid="0012f53f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>
      <style:text-properties officeooo:rsid="000cf989" officeooo:paragraph-rsid="000cf989"/>
    </style:style>
    <style:style style:name="P18" style:family="paragraph" style:parent-style-name="Azione_20_sistema">
      <style:text-properties officeooo:rsid="0013cfcb" officeooo:paragraph-rsid="0013cfcb"/>
    </style:style>
    <style:style style:name="P19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16931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bold" officeooo:rsid="00169318" style:font-weight-asian="bold" style:font-weight-complex="bold"/>
    </style:style>
    <style:style style:name="T6" style:family="text">
      <style:text-properties fo:font-weight="normal" officeooo:rsid="0012f53f" style:font-weight-asian="normal" style:font-weight-complex="normal"/>
    </style:style>
    <style:style style:name="T7" style:family="text">
      <style:text-properties officeooo:rsid="0013cfcb"/>
    </style:style>
    <style:style style:name="T8" style:family="text">
      <style:text-properties officeooo:rsid="000ad213"/>
    </style:style>
    <style:style style:name="T9" style:family="text">
      <style:text-properties officeooo:rsid="0014883d"/>
    </style:style>
    <style:style style:name="T10" style:family="text">
      <style:text-properties officeooo:rsid="0014a617"/>
    </style:style>
    <style:style style:name="T11" style:family="text">
      <style:text-properties officeooo:rsid="0015f5fc"/>
    </style:style>
    <style:style style:name="T12" style:family="text">
      <style:text-properties officeooo:rsid="00169318"/>
    </style:style>
    <style:style style:name="T13" style:family="text">
      <style:text-properties officeooo:rsid="00180a9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2">Compilazione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12">Iniziato da : 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3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540995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Questionari <text:span text:style-name="T2">(</text:span><text:span text:style-name="T6">include</text:span><text:span text:style-name="T3"> </text:span><text:span text:style-name="T5">Genitore </text:span><text:span text:style-name="T3">Visualizza Questionari </text:span><text:span text:style-name="T6">)</text:span></text:p>
              </text:list-item>
              <text:list-item>
                <text:p text:style-name="P17">Il sistema <text:span text:style-name="T11">mostra </text:span>la <text:span text:style-name="T9">lista dei questionari</text:span></text:p>
              </text:list-item>
              <text:list-item>
                <text:p text:style-name="P14">L'utente <text:span text:style-name="T12">seleziona un questionario</text:span></text:p>
              </text:list-item>
              <text:list-item>
                <text:p text:style-name="P17">Il s<text:span text:style-name="T2">istema mostra il form per l</text:span><text:span text:style-name="T12">a compilazione</text:span><text:span text:style-name="T2"> del questionario</text:span></text:p>
              </text:list-item>
              <text:list-item>
                <text:p text:style-name="P15"><text:span text:style-name="T2">L'utente inserisce le </text:span><text:span text:style-name="T12">risposte</text:span><text:span text:style-name="T2"> negli appositi campi </text:span></text:p>
                <text:p text:style-name="P19"><text:span text:style-name="T12">6.L'utente sottomette il questionario compilato</text:span></text:p>
              </text:list-item>
              <text:list-item>
                <text:p text:style-name="P18">Il sistema memorizza il questionario <text:span text:style-name="T12">compilato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7">mostra un messaggio di successo </text:span><text:span text:style-name="T12">dell'operazione</text:span><text:span text:style-name="T1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2520772" text:style-name="L1">
              <text:list-item>
                <text:p text:style-name="P10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24S</meta:editing-duration>
    <meta:editing-cycles>14</meta:editing-cycles>
    <meta:generator>LibreOffice/3.6$Windows_x86 LibreOffice_project/da8c1e6-fd468f4-454e206-f42a4a9-143cfd</meta:generator>
    <dc:date>2012-10-22T12:43:12.42</dc:date>
    <meta:document-statistic meta:table-count="1" meta:image-count="0" meta:object-count="0" meta:page-count="1" meta:paragraph-count="22" meta:word-count="118" meta:character-count="795" meta:non-whitespace-character-count="701"/>
  </office:meta>
</office:document-meta>
</file>